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b11e51"/>
    </style:style>
    <style:style style:name="ce7" style:family="table-cell" style:parent-style-name="Default">
      <style:table-cell-properties fo:background-color="#cf4069"/>
    </style:style>
    <style:style style:name="ce8" style:family="table-cell" style:parent-style-name="Default">
      <style:table-cell-properties fo:background-color="#91919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51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style-name="ce1"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style-name="ce1"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style-name="ce1"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style-name="ce1"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style-name="ce1"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style-name="ce1"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style-name="ce1"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style-name="ce1"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style-name="ce1"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style-name="ce1"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style-name="ce1"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style-name="ce1"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style-name="ce1"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style-name="ce1"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style-name="ce1"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style-name="ce1"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style-name="ce1"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style-name="ce1"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style-name="ce1"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style-name="ce1"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style-name="ce1"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style-name="ce1"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style-name="ce1"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style-name="ce1"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style-name="ce1"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table:number-columns-repeated="26"/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table:number-columns-repeated="26"/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number-columns-repeated="26"/>
        </table:table-row>
        <table:table-row table:style-name="ro1" table:number-rows-repeated="4">
          <table:table-cell table:number-columns-repeated="52"/>
        </table:table-row>
        <table:table-row table:style-name="ro1">
          <table:table-cell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number-columns-repeated="3"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number-columns-repeated="3"/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3"/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T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S</text:p>
          </table:table-cell>
          <table:table-cell table:number-columns-repeated="15"/>
        </table:table-row>
        <table:table-row table:style-name="ro1" table:number-rows-repeated="1048542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18:06.26205265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764228194</meta:creation-date>
    <dc:date>2019-02-27T10:34:54.802062414</dc:date>
    <meta:editing-duration>PT12M49S</meta:editing-duration>
    <meta:editing-cycles>4</meta:editing-cycles>
    <meta:generator>LibreOffice/6.0.7.3$Linux_X86_64 LibreOffice_project/00m0$Build-3</meta:generator>
    <meta:document-statistic meta:table-count="1" meta:cell-count="776" meta:object-count="0"/>
  </office:meta>
</office:document-meta>
</file>